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style:font-name="Courier New"/>
    </style:style>
    <style:style style:name="P10" style:family="paragraph" style:parent-style-name="Text_20_body">
      <style:text-properties fo:color="#990000" fo:language="ru" fo:country="RU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able_20_Contents">
      <style:text-properties style:use-window-font-color="true"/>
    </style:style>
    <style:style style:name="P15" style:family="paragraph" style:parent-style-name="Table_20_Contents">
      <style:text-properties style:use-window-font-color="true" fo:language="ru" fo:country="RU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0" style:family="paragraph" style:parent-style-name="Table_20_Contents">
      <style:text-properties fo:color="#cc0000"/>
    </style:style>
    <style:style style:name="P21" style:family="paragraph" style:parent-style-name="Table_20_Contents">
      <style:text-properties fo:color="#cc0000" fo:language="ru" fo:country="RU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Heading_20_2">
      <style:text-properties fo:language="ru" fo:country="RU"/>
    </style:style>
    <style:style style:name="P24" style:family="paragraph" style:parent-style-name="Heading_20_3"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Table_20_Contents" style:list-style-name="L2">
      <style:text-properties fo:language="en" fo:country="US"/>
    </style:style>
    <style:style style:name="P28" style:family="paragraph" style:parent-style-name="Table_20_Contents" style:list-style-name="L3">
      <style:text-properties fo:language="en" fo:country="US"/>
    </style:style>
    <style:style style:name="P29" style:family="paragraph" style:parent-style-name="Table_20_Contents" style:list-style-name="L17">
      <style:text-properties fo:language="en" fo:country="US"/>
    </style:style>
    <style:style style:name="P30" style:family="paragraph" style:parent-style-name="Table_20_Contents" style:list-style-name="L3">
      <style:text-properties style:use-window-font-color="true" fo:language="en" fo:country="US"/>
    </style:style>
    <style:style style:name="P31" style:family="paragraph" style:parent-style-name="Table_20_Contents" style:list-style-name="L3">
      <style:text-properties fo:color="#ce181e" fo:language="en" fo:country="US"/>
    </style:style>
    <style:style style:name="P32" style:family="paragraph" style:parent-style-name="Table_20_Contents" style:list-style-name="L18"/>
    <style:style style:name="P33" style:family="paragraph" style:parent-style-name="Table_20_Contents" style:list-style-name="L17">
      <style:text-properties fo:language="ru" fo:country="RU"/>
    </style:style>
    <style:style style:name="P34" style:family="paragraph" style:parent-style-name="Table_20_Contents" style:list-style-name="L17"/>
    <style:style style:name="P35" style:family="paragraph" style:parent-style-name="Table_20_Contents" style:list-style-name="L18">
      <style:text-properties fo:color="#006600" fo:language="en" fo:country="US"/>
    </style:style>
    <style:style style:name="P3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/>
    <style:style style:name="P38" style:family="paragraph" style:parent-style-name="Text_20_body" style:list-style-name="L4"/>
    <style:style style:name="P39" style:family="paragraph" style:parent-style-name="Text_20_body">
      <style:text-properties fo:language="ru" fo:country="RU"/>
    </style:style>
    <style:style style:name="P40" style:family="paragraph" style:parent-style-name="Text_20_body" style:list-style-name="L4">
      <style:text-properties fo:language="ru" fo:country="RU"/>
    </style:style>
    <style:style style:name="P41" style:family="paragraph" style:parent-style-name="Text_20_body">
      <style:text-properties fo:language="ru" fo:country="RU" fo:font-weight="normal" style:font-weight-asian="normal" style:font-weight-complex="normal"/>
    </style:style>
    <style:style style:name="P42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24">
      <style:text-properties fo:language="ru" fo:country="RU" fo:font-weight="normal" style:font-weight-asian="normal" style:font-weight-complex="normal"/>
    </style:style>
    <style:style style:name="P45" style:family="paragraph" style:parent-style-name="Text_20_body" style:list-style-name="L15">
      <style:text-properties fo:language="ru" fo:country="RU"/>
    </style:style>
    <style:style style:name="P46" style:family="paragraph" style:parent-style-name="Text_20_body" style:list-style-name="L16">
      <style:text-properties fo:language="ru" fo:country="RU"/>
    </style:style>
    <style:style style:name="P47" style:family="paragraph" style:parent-style-name="Text_20_body" style:list-style-name="L17">
      <style:text-properties fo:language="ru" fo:country="RU"/>
    </style:style>
    <style:style style:name="P48" style:family="paragraph" style:parent-style-name="Text_20_body" style:list-style-name="L19">
      <style:text-properties fo:language="ru" fo:country="RU"/>
    </style:style>
    <style:style style:name="P49" style:family="paragraph" style:parent-style-name="Text_20_body" style:list-style-name="L20">
      <style:text-properties fo:language="ru" fo:country="RU"/>
    </style:style>
    <style:style style:name="P50" style:family="paragraph" style:parent-style-name="Text_20_body" style:list-style-name="L21">
      <style:text-properties fo:language="ru" fo:country="RU"/>
    </style:style>
    <style:style style:name="P51" style:family="paragraph" style:parent-style-name="Text_20_body">
      <style:text-properties fo:language="ru" fo:country="RU" fo:font-weight="bold" style:font-weight-asian="bold" style:font-weight-complex="bold"/>
    </style:style>
    <style:style style:name="P52" style:family="paragraph" style:parent-style-name="Text_20_body" style:list-style-name="L22">
      <style:text-properties fo:language="ru" fo:country="RU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fo:language="en" fo:country="US"/>
    </style:style>
    <style:style style:name="P55" style:family="paragraph" style:parent-style-name="Text_20_body" style:list-style-name="L16">
      <style:text-properties fo:language="en" fo:country="US"/>
    </style:style>
    <style:style style:name="P56" style:family="paragraph" style:parent-style-name="Text_20_body" style:list-style-name="L7"/>
    <style:style style:name="P57" style:family="paragraph" style:parent-style-name="Text_20_body" style:list-style-name="L10"/>
    <style:style style:name="P58" style:family="paragraph" style:parent-style-name="Text_20_body" style:list-style-name="L11"/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7"/>
    <style:style style:name="P63" style:family="paragraph" style:parent-style-name="Text_20_body">
      <style:text-properties style:font-name="Courier New" fo:language="en" fo:country="US"/>
    </style:style>
    <style:style style:name="P64" style:family="paragraph" style:parent-style-name="Text_20_body" style:list-style-name="L17">
      <style:text-properties fo:color="#006600" fo:language="ru" fo:country="RU"/>
    </style:style>
    <style:style style:name="P65" style:family="paragraph" style:parent-style-name="Text_20_body" style:list-style-name="L18">
      <style:text-properties fo:color="#006600"/>
    </style:style>
    <style:style style:name="P66" style:family="paragraph" style:parent-style-name="Text_20_body" style:list-style-name="L17">
      <style:text-properties style:use-window-font-color="true" fo:language="ru" fo:country="RU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fo:color="#990000" fo:language="en" fo:country="US"/>
    </style:style>
    <style:style style:name="T19" style:family="text">
      <style:text-properties fo:color="#990000" fo:language="ru" fo:country="RU"/>
    </style:style>
    <style:style style:name="T20" style:family="text">
      <style:text-properties style:font-name="Courier New" fo:language="en" fo:country="US"/>
    </style:style>
    <style:style style:name="T21" style:family="text">
      <style:text-properties style:font-name="Courier New" fo:language="en" fo:country="US" fo:font-weight="bold" style:font-weight-asian="bold" style:font-weight-complex="bold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Courier New" fo:language="ru" fo:country="RU" fo:font-weight="bold" style:font-weight-asian="bold" style:font-weight-complex="bold"/>
    </style:style>
    <style:style style:name="T24" style:family="text">
      <style:text-properties fo:color="#006600"/>
    </style:style>
    <style:style style:name="T25" style:family="text">
      <style:text-properties fo:color="#006600" fo:language="en" fo:country="US"/>
    </style:style>
    <style:style style:name="T26" style:family="text">
      <style:text-properties fo:color="#006600"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2-Droid</text:p>
      <text:p text:style-name="P12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5"><text:a xlink:type="simple" xlink:href="#__RefHeading__918_844476280" text:style-name="Index_20_Link" text:visited-style-name="Index_20_Link">Общая информация<text:tab/>2</text:a></text:p>
          <text:p text:style-name="P25"><text:a xlink:type="simple" xlink:href="#__RefHeading__925_844476280" text:style-name="Index_20_Link" text:visited-style-name="Index_20_Link">Условные обозначения<text:tab/>2</text:a></text:p>
          <text:p text:style-name="P25"><text:a xlink:type="simple" xlink:href="#__RefHeading__1145_712231932" text:style-name="Index_20_Link" text:visited-style-name="Index_20_Link">Расположение журналов<text:tab/>2</text:a></text:p>
          <text:p text:style-name="P25"><text:a xlink:type="simple" xlink:href="#__RefHeading__920_844476280" text:style-name="Index_20_Link" text:visited-style-name="Index_20_Link">Структуры данных<text:tab/>2</text:a></text:p>
          <text:p text:style-name="P36"><text:a xlink:type="simple" xlink:href="#__RefHeading__2836_1359725640" text:style-name="Index_20_Link" text:visited-style-name="Index_20_Link">Принципы доступа к данным<text:tab/>2</text:a></text:p>
          <text:p text:style-name="P36"><text:a xlink:type="simple" xlink:href="#__RefHeading__933_844476280" text:style-name="Index_20_Link" text:visited-style-name="Index_20_Link">Bitfield — Битовые поля флагов<text:tab/>3</text:a></text:p>
          <text:p text:style-name="P36"><text:a xlink:type="simple" xlink:href="#__RefHeading__1147_712231932" text:style-name="Index_20_Link" text:visited-style-name="Index_20_Link">Table - Таблицы<text:tab/>3</text:a></text:p>
          <text:p text:style-name="P36"><text:a xlink:type="simple" xlink:href="#__RefHeading__1149_712231932" text:style-name="Index_20_Link" text:visited-style-name="Index_20_Link">2DArray — двумерные массивы<text:tab/>4</text:a></text:p>
          <text:p text:style-name="P36"><text:a xlink:type="simple" xlink:href="#__RefHeading___Toc2448_4270951590" text:style-name="Index_20_Link" text:visited-style-name="Index_20_Link">GlobalConfig - Глобальные настройки<text:tab/>4</text:a></text:p>
          <text:p text:style-name="P36"><text:a xlink:type="simple" xlink:href="#__RefHeading__1161_712231932" text:style-name="Index_20_Link" text:visited-style-name="Index_20_Link">ShipStruct — Конфигурация корабля<text:tab/>5</text:a></text:p>
          <text:p text:style-name="P36"><text:a xlink:type="simple" xlink:href="#__RefHeading__975_1173807053" text:style-name="Index_20_Link" text:visited-style-name="Index_20_Link">ShipTemplateStruct — Шаблон корабля<text:tab/>5</text:a></text:p>
          <text:p text:style-name="P36"><text:a xlink:type="simple" xlink:href="#__RefHeading__2971_216272226" text:style-name="Index_20_Link" text:visited-style-name="Index_20_Link">StatStruct – Статистика<text:tab/>6</text:a></text:p>
          <text:p text:style-name="P36"><text:a xlink:type="simple" xlink:href="#__RefHeading__941_844476280" text:style-name="Index_20_Link" text:visited-style-name="Index_20_Link">WareRatingStruct — Рейтинг товара<text:tab/>7</text:a></text:p>
          <text:p text:style-name="P36"><text:a xlink:type="simple" xlink:href="#__RefHeading__922_844476280" text:style-name="Index_20_Link" text:visited-style-name="Index_20_Link">WareStruct — Параметры товара<text:tab/>7</text:a></text:p>
          <text:p text:style-name="P36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5"><text:a xlink:type="simple" xlink:href="#__RefHeading__1151_712231932" text:style-name="Index_20_Link" text:visited-style-name="Index_20_Link">Алгоритмы работы программ<text:tab/>9</text:a></text:p>
          <text:p text:style-name="P36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6"><text:a xlink:type="simple" xlink:href="#__RefHeading__1227_1613864034" text:style-name="Index_20_Link" text:visited-style-name="Index_20_Link">Версия 3.02<text:tab/>10</text:a></text:p>
          <text:p text:style-name="P26"><text:a xlink:type="simple" xlink:href="#__RefHeading___Toc2192_265672554" text:style-name="Index_20_Link" text:visited-style-name="Index_20_Link">Защитный маневр<text:tab/>10</text:a></text:p>
          <text:p text:style-name="P26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6"><text:a xlink:type="simple" xlink:href="#__RefHeading___Toc2196_265672554" text:style-name="Index_20_Link" text:visited-style-name="Index_20_Link">Соседний сектор (Next Sector)<text:tab/>11</text:a></text:p>
          <text:p text:style-name="P26"><text:a xlink:type="simple" xlink:href="#__RefHeading___Toc2198_265672554" text:style-name="Index_20_Link" text:visited-style-name="Index_20_Link">Последний шанс (Last Chance)<text:tab/>11</text:a></text:p>
          <text:p text:style-name="P26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6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6"><text:a xlink:type="simple" xlink:href="#__RefHeading___Toc2204_265672554" text:style-name="Index_20_Link" text:visited-style-name="Index_20_Link">Используемые переменные<text:tab/>12</text:a></text:p>
          <text:p text:style-name="P26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6"><text:a xlink:type="simple" xlink:href="#__RefHeading___Toc2208_265672554" text:style-name="Index_20_Link" text:visited-style-name="Index_20_Link">Тест-кейсы<text:tab/>13</text:a></text:p>
          <text:p text:style-name="P36"><text:a xlink:type="simple" xlink:href="#__RefHeading___Toc2452_4270951590" text:style-name="Index_20_Link" text:visited-style-name="Index_20_Link">Навигационная программа<text:tab/>14</text:a></text:p>
          <text:p text:style-name="P36"><text:a xlink:type="simple" xlink:href="#__RefHeading__2466_2044843841" text:style-name="Index_20_Link" text:visited-style-name="Index_20_Link">Торговля и обмен товарами<text:tab/>14</text:a></text:p>
          <text:p text:style-name="P26"><text:a xlink:type="simple" xlink:href="#__RefHeading__2468_2044843841" text:style-name="Index_20_Link" text:visited-style-name="Index_20_Link">Как корабли торгуют между собой<text:tab/>14</text:a></text:p>
          <text:p text:style-name="P26"><text:a xlink:type="simple" xlink:href="#__RefHeading__2988_112787359" text:style-name="Index_20_Link" text:visited-style-name="Index_20_Link">Товарный лимит трюма<text:tab/>15</text:a></text:p>
          <text:p text:style-name="P26"><text:a xlink:type="simple" xlink:href="#__RefHeading__2470_2044843841" text:style-name="Index_20_Link" text:visited-style-name="Index_20_Link">Валидация контрагентов (функция 610)<text:tab/>17</text:a></text:p>
          <text:p text:style-name="P26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26"><text:a xlink:type="simple" xlink:href="#__RefHeading__2986_112787359" text:style-name="Index_20_Link" text:visited-style-name="Index_20_Link">Отбор контрагентов рабочей области (функция 611)<text:tab/>21</text:a></text:p>
          <text:p text:style-name="P36"><text:a xlink:type="simple" xlink:href="#__RefHeading__1153_712231932" text:style-name="Index_20_Link" text:visited-style-name="Index_20_Link">Программы Начальник техотдела и Техник<text:tab/>22</text:a></text:p>
          <text:p text:style-name="P26"><text:a xlink:type="simple" xlink:href="#__RefHeading__1155_712231932" text:style-name="Index_20_Link" text:visited-style-name="Index_20_Link">Условные обозначения в именах кораблей<text:tab/>23</text:a></text:p>
          <text:p text:style-name="P26"><text:a xlink:type="simple" xlink:href="#__RefHeading__1157_712231932" text:style-name="Index_20_Link" text:visited-style-name="Index_20_Link">Переоборудование кораблей<text:tab/>23</text:a></text:p>
          <text:p text:style-name="P26"><text:a xlink:type="simple" xlink:href="#__RefHeading__1159_712231932" text:style-name="Index_20_Link" text:visited-style-name="Index_20_Link">Ремонт в доке<text:tab/>25</text:a></text:p>
          <text:p text:style-name="P25"><text:a xlink:type="simple" xlink:href="#__RefHeading__2474_2044843841" text:style-name="Index_20_Link" text:visited-style-name="Index_20_Link">Дорожная карта<text:tab/>25</text:a></text:p>
          <text:p text:style-name="P25"><text:soft-page-break/><text:a xlink:type="simple" xlink:href="#__RefHeading__979_1173807053" text:style-name="Index_20_Link" text:visited-style-name="Index_20_Link">TODO<text:tab/>26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3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<text:soft-page-break/>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9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3"><text:tab/></text:span><text:span text:style-name="T21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3"><text:tab/></text:span><text:span text:style-name="T21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7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7">1</text:p>
          </table:table-cell>
          <table:table-cell table:style-name="GlobalConfig.A2" office:value-type="string">
            <text:p text:style-name="P17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7">2</text:p>
          </table:table-cell>
          <table:table-cell table:style-name="GlobalConfig.A2" office:value-type="string">
            <text:p text:style-name="P17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7">3</text:p>
          </table:table-cell>
          <table:table-cell table:style-name="GlobalConfig.A2" office:value-type="string">
            <text:p text:style-name="P17">Boolean</text:p>
          </table:table-cell>
          <table:table-cell table:style-name="GlobalConfig.C2" office:value-type="string">
            <text:p text:style-name="P17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7">4</text:p>
          </table:table-cell>
          <table:table-cell table:style-name="GlobalConfig.A2" office:value-type="string">
            <text:p text:style-name="P17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7">5</text:p>
          </table:table-cell>
          <table:table-cell table:style-name="GlobalConfig.A2" office:value-type="string">
            <text:p text:style-name="P17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7">6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7">7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7">8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7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0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0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7">11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7">12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ProgData. </text:span>Таблица параметров программ.</text:p>
          </table:table-cell>
        </table:table-row>
      </table:table>
      <text:p text:style-name="Text_20_body"/>
      <text:p text:style-name="P11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7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1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2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7">0</text:p>
          </table:table-cell>
          <table:table-cell table:style-name="Таблица1.B2" office:value-type="string">
            <text:p text:style-name="P17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7">1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7">2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7">3</text:p>
          </table:table-cell>
          <table:table-cell table:style-name="Таблица1.B2" office:value-type="string">
            <text:p text:style-name="P17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7">4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7">5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7">6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7">7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7">8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7">9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18">10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4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4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7">8</text:p>
          </table:table-cell>
          <table:table-cell table:style-name="WareStruct-3_5f_01.A2" office:value-type="string">
            <text:p text:style-name="P17">Int or null</text:p>
          </table:table-cell>
          <table:table-cell table:style-name="WareStruct-3_5f_01.C2" office:value-type="string">
            <text:p text:style-name="P19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7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64547590757566237" text:style-name="L1">
        <text:list-item>
          <text:p text:style-name="P37">SP1 - Корабль скрылся на станции</text:p>
        </text:list-item>
        <text:list-item>
          <text:p text:style-name="P37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7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7">Move Locally</text:p>
          </table:table-cell>
          <table:table-cell table:style-name="SignalAttackedLogicStates.A2" office:value-type="string">
            <text:p text:style-name="P18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7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7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18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18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949861619216350833" text:style-name="L2">
        <text:list-item>
          <text:p text:style-name="P27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27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27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27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8"/>
      <text:p text:style-name="P18">При доступе к переменным корабля, имя каждой переменной предваряется префиксом «<text:span text:style-name="T5">wwsl.T2.attacked.</text:span>»</text:p>
      <text:p text:style-name="P18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7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7"/>
      <text:p text:style-name="P18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18"/>
      <text:p text:style-name="P17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7729181038804651621" text:style-name="L3">
        <text:list-item>
          <text:p text:style-name="P30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0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0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0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0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0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0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0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1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1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0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0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28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0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1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0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1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1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1">Case: JUMP.NEXT, <text:span text:style-name="T9">не установлен ПД. Результат: переход в фазу </text:span>MOVE.LOCALLY.</text:p>
        </text:list-item>
        <text:list-item>
          <text:p text:style-name="P31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0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0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0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1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3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3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18348416426155258" text:style-name="L4">
        <text:list-item>
          <text:p text:style-name="P38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0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4" text:outline-level="3"><text:bookmark-start text:name="__RefHeading__2988_112787359"/>Товарный лимит трюма<text:bookmark-end text:name="__RefHeading__2988_112787359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oft-page-break/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63"><text:tab/>s = WAL * WUV</text:p>
      <text:p text:style-name="P63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63"><text:tab/>x = 1200 * 2 = 2400</text:p>
      <text:p text:style-name="P63"><text:tab/>s = x &gt; AS ? AS / WUV : WAL</text:p>
      <text:p text:style-name="P63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63"><text:tab/>s = AS * WAL / 100 / WUV</text:p>
      <text:p text:style-name="Text_20_body"><text:span text:style-name="T20"><text:tab/>s = 2000 * 25 / 100 / 2 = 250 </text:span><text:span text:style-name="T22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877571847528202329" text:style-name="L5">
        <text:list-item>
          <text:p text:style-name="P53"><text:span text:style-name="T5">get ship hardware as array – </text:span><text:span text:style-name="T9">не работает</text:span></text:p>
        </text:list-item>
        <text:list-item>
          <text:p text:style-name="P54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4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<text:soft-page-break/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024442378168325097" text:style-name="L22">
        <text:list-item>
          <text:p text:style-name="P52">Резерв батарей для прыжкового двигателя</text:p>
        </text:list-item>
        <text:list-item>
          <text:p text:style-name="P52">Резерв ракет</text:p>
        </text:list-item>
        <text:list-item>
          <text:p text:style-name="P52">Резерв боеприпасов</text:p>
        </text:list-item>
        <text:list-item>
          <text:p text:style-name="P52">Спецрезерв (резерв дронов)</text:p>
        </text:list-item>
      </text:list>
      <text:p text:style-name="P7"><text:span text:style-name="T9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0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925657249818421514" text:style-name="L19">
        <text:list-item>
          <text:p text:style-name="P48">Маска валидации (см. далее)</text:p>
        </text:list-item>
        <text:list-item>
          <text:p text:style-name="P48">Контрагент</text:p>
        </text:list-item>
        <text:list-item>
          <text:p text:style-name="P48">Экземпляр <text:span text:style-name="T5">WareStruct </text:span>с параметрами товара</text:p>
        </text:list-item>
        <text:list-item>
          <text:p text:style-name="P48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8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2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7">1</text:p>
          </table:table-cell>
          <table:table-cell table:style-name="ValidationMaskCodes.A2" office:value-type="string">
            <text:p text:style-name="P17">ImBuyer</text:p>
          </table:table-cell>
          <table:table-cell table:style-name="ValidationMaskCodes.C2" office:value-type="string">
            <text:p text:style-name="P18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7">2</text:p>
          </table:table-cell>
          <table:table-cell table:style-name="ValidationMaskCodes.A2" office:value-type="string">
            <text:p text:style-name="P17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7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7">8</text:p>
          </table:table-cell>
          <table:table-cell table:style-name="ValidationMaskCodes.A2" office:value-type="string">
            <text:p text:style-name="P17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7">16</text:p>
          </table:table-cell>
          <table:table-cell table:style-name="ValidationMaskCodes.A2" office:value-type="string">
            <text:p text:style-name="P17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7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8">TODO: </text:span><text:span text:style-name="T19">откллючение когда </text:span><text:span text:style-name="T18">ware a</text:span><text:span text:style-name="T19">m</text:span><text:span text:style-name="T18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7">InWorkspace</text:p>
          </table:table-cell>
          <table:table-cell table:style-name="ValidationMaskCodes.C2" office:value-type="string">
            <text:p text:style-name="P14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7">128</text:p>
          </table:table-cell>
          <table:table-cell table:style-name="ValidationMaskCodes.A2" office:value-type="string">
            <text:p text:style-name="P17">InMoneyLimit</text:p>
          </table:table-cell>
          <table:table-cell table:style-name="ValidationMaskCodes.C2" office:value-type="string">
            <text:p text:style-name="P15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41">Проверки выполняются в следующей последовательности: </text:p>
      <text:list xml:id="list1751619824581103543" text:style-name="L7">
        <text:list-item>
          <text:p text:style-name="P56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25453131" text:continue-numbering="true" text:style-name="L7">
        <text:list-item>
          <text:p text:style-name="P42">Проверяется — есть ли у продавца количество, которое я хочу купить.</text:p>
        </text:list-item>
      </text:list>
      <text:list xml:id="list3342602681754034451" text:style-name="L23">
        <text:list-item>
          <text:p text:style-name="P43">Свободный объем моего трюма должен вмещать запрошенное количество товара.</text:p>
        </text:list-item>
        <text:list-item>
          <text:p text:style-name="P43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3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41">Выполняются следующие проверки:</text:p>
      <text:list xml:id="list5662718655679598383" text:style-name="L24">
        <text:list-item>
          <text:p text:style-name="P44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41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5445369" text:continue-numbering="true" text:style-name="L24">
        <text:list-item>
          <text:p text:style-name="P44">Проверяется, есть ли у покупателя место на складе для загрузки товара, который я хочу продать.</text:p>
        </text:list-item>
        <text:list-item>
          <text:p text:style-name="P44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4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Text_20_body"><text:span text:style-name="T10">Если все проверки пройдены, то сделка признается допустимой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3029893758213183128" text:style-name="L20">
        <text:list-item>
          <text:p text:style-name="P49">Маска валидации</text:p>
        </text:list-item>
        <text:list-item>
          <text:p text:style-name="P49">Экземпляр <text:span text:style-name="T5">WorkspaceStruct </text:span>с параметрами рабочей области</text:p>
        </text:list-item>
        <text:list-item>
          <text:p text:style-name="P49">Экземпляр <text:span text:style-name="T5">WareStruct </text:span>с параметрами товара</text:p>
        </text:list-item>
        <text:list-item>
          <text:p text:style-name="P49">Количество товара (может быть <text:span text:style-name="T5">null)</text:span>.</text:p>
        </text:list-item>
      </text:list>
      <text:p text:style-name="P7"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<text:soft-page-break/>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6844053730120747682" text:style-name="L21">
        <text:list-item>
          <text:p text:style-name="P50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0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208166999151495272" text:style-name="L10">
        <text:list-item>
          <text:p text:style-name="P57">закупка и оборудование кораблей</text:p>
        </text:list-item>
        <text:list-item>
          <text:p text:style-name="P57">переоборудование кораблей</text:p>
        </text:list-item>
        <text:list-item>
          <text:p text:style-name="P57">ремонт в доке</text:p>
        </text:list-item>
        <text:list-item>
          <text:p text:style-name="P57">полевой ремонт</text:p>
        </text:list-item>
      </text:list>
      <text:p text:style-name="Text_20_body"><text:soft-page-break/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10984158255612202" text:style-name="L11">
        <text:list-item>
          <text:p text:style-name="P58">* - корабль на обслуживании</text:p>
        </text:list-item>
        <text:list-item>
          <text:p text:style-name="P58">$ - недостаточно денег для обслуживания</text:p>
        </text:list-item>
        <text:list-item>
          <text:p text:style-name="P58">? - в рабочей области отсутствуют необходимые ресурсы</text:p>
        </text:list-item>
        <text:list-item>
          <text:p text:style-name="P58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601414461051789058" text:style-name="L12">
        <text:list-item>
          <text:p text:style-name="P59">Лазеры (maintype 8)</text:p>
        </text:list-item>
        <text:list-item>
          <text:p text:style-name="P59">Щиты (maintype 9)</text:p>
        </text:list-item>
        <text:list-item>
          <text:p text:style-name="P59">Ракеты (maintype 10)</text:p>
        </text:list-item>
        <text:list-item>
          <text:p text:style-name="P59"><text:soft-page-break/>Энергия (maintype 11)</text:p>
        </text:list-item>
        <text:list-item>
          <text:p text:style-name="P59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838331198425655033" text:style-name="L13">
        <text:list-item>
          <text:p text:style-name="P60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0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0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1831955782530609050" text:style-name="L14">
        <text:list-item>
          <text:p text:style-name="P61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1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ext:soft-page-break/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2699861677815112135" text:style-name="L15">
        <text:list-item>
          <text:p text:style-name="P45">Корабли могут торговать друг с другом.</text:p>
        </text:list-item>
        <text:list-item>
          <text:p text:style-name="P45">Программа Мобильный заправщик.</text:p>
        </text:list-item>
        <text:list-item>
          <text:p text:style-name="P45">Программа Мобильный склад.</text:p>
        </text:list-item>
      </text:list>
      <text:p text:style-name="P6"><text:span text:style-name="T9">Версия </text:span>3.02</text:p>
      <text:list xml:id="list7806673687605370659" text:style-name="L16">
        <text:list-item>
          <text:p text:style-name="P46">Новая программа защиты корабля при нападении.</text:p>
        </text:list-item>
        <text:list-item>
          <text:p text:style-name="P46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5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6"><text:soft-page-break/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6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6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6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6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6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7534574851249135279" text:style-name="L17">
        <text:list-item>
          <text:p text:style-name="P47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47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3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47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7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</text:span><text:soft-page-break/><text:span text:style-name="T17">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29">Добавить отправку пользователю сообщения о нападении.</text:p>
        </text:list-item>
        <text:list-item>
          <text:p text:style-name="P62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47"><text:span text:style-name="T17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span></text:p>
        </text:list-item>
        <text:list-item>
          <text:p text:style-name="P66">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</text:span></text:p>
        </text:list-item>
        <text:list-item>
          <text:p text:style-name="P66">Доработать функцию 601, чтобы она учитывала <text:span text:style-name="T5">WAL </text:span>товара, если он задан.</text:p>
        </text:list-item>
        <text:list-item>
          <text:p text:style-name="P66">Рефакторинг функции 607.</text:p>
        </text:list-item>
        <text:list-item>
          <text:p text:style-name="P66">Рефакторинг функции 608.</text:p>
        </text:list-item>
        <text:list-item>
          <text:p text:style-name="P47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7">(В процессе) Проверить и подправить все скрипты, использующие валидацию контрагентов по маске.</text:p>
        </text:list-item>
        <text:list-item>
          <text:p text:style-name="P47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7"><text:span text:style-name="T5">(</text:span>Тестируется) Переход на <text:span text:style-name="T5">WareStruct-3.02</text:span></text:p>
        </text:list-item>
        <text:list-item>
          <text:p text:style-name="P47">(Тестируется) Переход на <text:span text:style-name="T5">ShupStruct-3.02</text:span></text:p>
        </text:list-item>
        <text:list-item>
          <text:p text:style-name="P34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29"><text:span text:style-name="T9">(Тестируется) Для некоторых кораблей замечено, что прыжок выполняется достаточно долго. </text:span><text:span text:style-name="T5">M6 – </text:span><text:span text:style-name="T9">16 сек.</text:span><text:span text:style-name="T5">, TS – </text:span><text:span text:style-name="T9">чуть меньше.</text:span><text:span text:style-name="T5"> </text:span><text:span text:style-name="T9"><text:s/>Возможно имеет смысл выпускать дронов перед прыжком. </text:span></text:p>
        </text:list-item>
        <text:list-item>
          <text:p text:style-name="P64"><text:soft-page-break/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64">(Сделано 2017-02-04) Рефакторинг и тесты функции 611.</text:p>
        </text:list-item>
        <text:list-item>
          <text:p text:style-name="P64"><text:span text:style-name="T5">(С</text:span>делано 2017-02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64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64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7"><text:span text:style-name="T24">(Сделано 2017-10-02) В версии </text:span><text:span text:style-name="T25">3.02 </text:span><text:span text:style-name="T24">появилась необходимость освободить последний аргумент функции </text:span><text:span text:style-name="T25">610</text:span><text:span text:style-name="T24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64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64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64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64"><text:span text:style-name="T5">(</text:span>Сделано 2017-10-01) Функция 609 должна учитывать спецрезерв.</text:p>
        </text:list-item>
        <text:list-item>
          <text:p text:style-name="P64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64"><text:span text:style-name="T5">(С</text:span>делано 2017-10-01) Реализовать валидатор <text:span text:style-name="T5">#64.</text:span></text:p>
        </text:list-item>
        <text:list-item>
          <text:p text:style-name="P64"><text:soft-page-break/>(Сделано 2017-10-02) Ревью <text:span text:style-name="T5">f611.</text:span></text:p>
        </text:list-item>
        <text:list-item>
          <text:p text:style-name="P62"><text:span text:style-name="T26">(Сделано 2017-10-01) Пересмотреть сообщения валидации (удалить вообще?</text:span><text:span text:style-name="T25">)</text:span><text:span text:style-name="T26">.</text:span></text:p>
        </text:list-item>
      </text:list>
      <text:list xml:id="list2823221617862542394" text:style-name="L18">
        <text:list-item>
          <text:p text:style-name="P35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2"><text:span text:style-name="T25">(</text:span><text:span text:style-name="T26">Сделано </text:span><text:span text:style-name="T25">2017-09-24) </text:span><text:span text:style-name="T26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65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2DT6H12M26S</meta:editing-duration>
    <meta:editing-cycles>905</meta:editing-cycles>
    <meta:generator>OpenOffice/4.1.3$Win32 OpenOffice.org_project/413m1$Build-9783</meta:generator>
    <dc:date>2017-10-04T05:25:19.85</dc:date>
    <meta:document-statistic meta:table-count="10" meta:image-count="0" meta:object-count="0" meta:page-count="29" meta:paragraph-count="666" meta:word-count="7638" meta:character-count="54710"/>
  </office:meta>
</office:document-meta>
</file>